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4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column table:style-name="co3" table:default-cell-style-name="Default"/>
        <table:table-row table:style-name="ro3">
          <table:table-cell office:value-type="string">
            <text:p>ord</text:p>
          </table:table-cell>
          <table:table-cell office:value-type="string">
            <text:p>n</text:p>
          </table:table-cell>
          <table:table-cell office:value-type="string">
            <text:p>nom</text:p>
          </table:table-cell>
          <table:table-cell office:value-type="string">
            <text:p>part</text:p>
          </table:table-cell>
          <table:table-cell office:value-type="string">
            <text:p>edo</text:p>
          </table:table-cell>
          <table:table-cell office:value-type="string">
            <text:p>yrin1</text:p>
          </table:table-cell>
          <table:table-cell office:value-type="string">
            <text:p>moin1</text:p>
          </table:table-cell>
          <table:table-cell office:value-type="string">
            <text:p>dyin1</text:p>
          </table:table-cell>
          <table:table-cell office:value-type="string">
            <text:p>yrout1</text:p>
          </table:table-cell>
          <table:table-cell office:value-type="string">
            <text:p>moout1</text:p>
          </table:table-cell>
          <table:table-cell office:value-type="string">
            <text:p>dyout1</text:p>
          </table:table-cell>
          <table:table-cell office:value-type="string">
            <text:p>yrin2</text:p>
          </table:table-cell>
          <table:table-cell office:value-type="string">
            <text:p>moin2</text:p>
          </table:table-cell>
          <table:table-cell office:value-type="string">
            <text:p>dyin2</text:p>
          </table:table-cell>
          <table:table-cell office:value-type="string">
            <text:p>dsup</text:p>
          </table:table-cell>
          <table:table-cell office:value-type="string">
            <text:p>nota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González González Felipe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string">
            <text:p>Eudave Ruiz Ma. Carmen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marillo Ortega Rubén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Montañez Castro Leonardo</text:p>
          </table:table-cell>
          <table:table-cell office:value-type="string">
            <text:p>pan</text:p>
          </table:table-cell>
          <table:table-cell office:value-type="string">
            <text:p>ag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ozano de la Torre Carlos</text:p>
          </table:table-cell>
          <table:table-cell office:value-type="string">
            <text:p>pri</text:p>
          </table:table-cell>
          <table:table-cell office:value-type="string">
            <text:p>ag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Esparza Herrera Norma</text:p>
          </table:table-cell>
          <table:table-cell office:value-type="string">
            <text:p>pri</text:p>
          </table:table-cell>
          <table:table-cell office:value-type="string">
            <text:p>ag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González Alcocer Alejandro</text:p>
          </table:table-cell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pan</text:p>
          </table:table-cell>
          <table:table-cell office:value-type="string">
            <text:p>b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Díaz Ochoa Jaime Rafael</text:p>
          </table:table-cell>
          <table:table-cell office:value-type="string">
            <text:p>pan</text:p>
          </table:table-cell>
          <table:table-cell office:value-type="string">
            <text:p>b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pan</text:p>
          </table:table-cell>
          <table:table-cell office:value-type="string">
            <text:p>b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Castro Trenti Fernando Jorge</text:p>
          </table:table-cell>
          <table:table-cell office:value-type="string">
            <text:p>pri</text:p>
          </table:table-cell>
          <table:table-cell office:value-type="string">
            <text:p>b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pri</text:p>
          </table:table-cell>
          <table:table-cell office:value-type="string">
            <text:p>b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Obregón Espinoza Francisco Javier</text:p>
          </table:table-cell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prd</text:p>
          </table:table-cell>
          <table:table-cell office:value-type="string">
            <text:p>bc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Cota Cota Josefina</text:p>
          </table:table-cell>
          <table:table-cell office:value-type="string">
            <text:p>prd</text:p>
          </table:table-cell>
          <table:table-cell office:value-type="string">
            <text:p>bc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prd</text:p>
          </table:table-cell>
          <table:table-cell office:value-type="string">
            <text:p>bc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string">
            <text:p>Coppola Joffroy Luis Alberto</text:p>
          </table:table-cell>
          <table:table-cell office:value-type="string">
            <text:p>pan</text:p>
          </table:table-cell>
          <table:table-cell office:value-type="string">
            <text:p>bc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pan</text:p>
          </table:table-cell>
          <table:table-cell office:value-type="string">
            <text:p>bc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Ortega Bernés Fernando Eutimio</text:p>
          </table:table-cell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pri</text:p>
          </table:table-cell>
          <table:table-cell office:value-type="string">
            <text:p>c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string">
            <text:p>Moreno Cárdenas Rafael Alejandro</text:p>
          </table:table-cell>
          <table:table-cell office:value-type="string">
            <text:p>pri</text:p>
          </table:table-cell>
          <table:table-cell office:value-type="string">
            <text:p>c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pri</text:p>
          </table:table-cell>
          <table:table-cell office:value-type="string">
            <text:p>c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string">
            <text:p>Calderón Centeno Sebastián</text:p>
          </table:table-cell>
          <table:table-cell office:value-type="string">
            <text:p>pan</text:p>
          </table:table-cell>
          <table:table-cell office:value-type="string">
            <text:p>c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pan</text:p>
          </table:table-cell>
          <table:table-cell office:value-type="string">
            <text:p>c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Anaya Llamas José Guillermo</text:p>
          </table:table-cell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pan</text:p>
          </table:table-cell>
          <table:table-cell office:value-type="string">
            <text:p>co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Saro Boardman Ernesto</text:p>
          </table:table-cell>
          <table:table-cell office:value-type="string">
            <text:p>pan</text:p>
          </table:table-cell>
          <table:table-cell office:value-type="string">
            <text:p>co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pan</text:p>
          </table:table-cell>
          <table:table-cell office:value-type="string">
            <text:p>co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string">
            <text:p>Ramón Valdes Jesús María</text:p>
          </table:table-cell>
          <table:table-cell office:value-type="string">
            <text:p>pri</text:p>
          </table:table-cell>
          <table:table-cell office:value-type="string">
            <text:p>co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pri</text:p>
          </table:table-cell>
          <table:table-cell office:value-type="string">
            <text:p>co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string">
            <text:p>Sosa Govea Martha Leticia</text:p>
          </table:table-cell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pan</text:p>
          </table:table-cell>
          <table:table-cell office:value-type="string">
            <text:p>co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string">
            <text:p>Dueñas Llerenas Jesús</text:p>
          </table:table-cell>
          <table:table-cell office:value-type="string">
            <text:p>pan</text:p>
          </table:table-cell>
          <table:table-cell office:value-type="string">
            <text:p>co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pan</text:p>
          </table:table-cell>
          <table:table-cell office:value-type="string">
            <text:p>co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string">
            <text:p>Rueda Sánchez Rogelio Humberto</text:p>
          </table:table-cell>
          <table:table-cell office:value-type="string">
            <text:p>pri</text:p>
          </table:table-cell>
          <table:table-cell office:value-type="string">
            <text:p>co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pri</text:p>
          </table:table-cell>
          <table:table-cell office:value-type="string">
            <text:p>co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Velásco Coello Manuel</text:p>
          </table:table-cell>
          <table:table-cell office:value-type="string">
            <text:p>pvem</text:p>
          </table:table-cell>
          <table:table-cell office:value-type="string">
            <text:p>cp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pvem</text:p>
          </table:table-cell>
          <table:table-cell office:value-type="string">
            <text:p>cp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string">
            <text:p>Orantes López María Elena</text:p>
          </table:table-cell>
          <table:table-cell office:value-type="string">
            <text:p>pri</text:p>
          </table:table-cell>
          <table:table-cell office:value-type="string">
            <text:p>cp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pri</text:p>
          </table:table-cell>
          <table:table-cell office:value-type="string">
            <text:p>cp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string">
            <text:p>Velázquez López Rubén Fernando</text:p>
          </table:table-cell>
          <table:table-cell office:value-type="string">
            <text:p>prd</text:p>
          </table:table-cell>
          <table:table-cell office:value-type="string">
            <text:p>cps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prd</text:p>
          </table:table-cell>
          <table:table-cell office:value-type="string">
            <text:p>cps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Madero Muñoz Gustavo Enrique</text:p>
          </table:table-cell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an</text:p>
          </table:table-cell>
          <table:table-cell office:value-type="string">
            <text:p>c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string">
            <text:p>Galindo Noriega Ramón</text:p>
          </table:table-cell>
          <table:table-cell office:value-type="string">
            <text:p>pan</text:p>
          </table:table-cell>
          <table:table-cell office:value-type="string">
            <text:p>c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pan</text:p>
          </table:table-cell>
          <table:table-cell office:value-type="string">
            <text:p>c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string">
            <text:p>Baeza Meléndez Fernando</text:p>
          </table:table-cell>
          <table:table-cell office:value-type="string">
            <text:p>pri</text:p>
          </table:table-cell>
          <table:table-cell office:value-type="string">
            <text:p>c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office:value-type="string">
            <text:p>Yu Hernández Nora Elena</text:p>
          </table:table-cell>
          <table:table-cell office:value-type="string">
            <text:p>pri</text:p>
          </table:table-cell>
          <table:table-cell office:value-type="string">
            <text:p>c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string">
            <text:p>Gómez Álvarez Pablo</text:p>
          </table:table-cell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prd</text:p>
          </table:table-cell>
          <table:table-cell office:value-type="string">
            <text:p>df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Arce Islas René</text:p>
          </table:table-cell>
          <table:table-cell office:value-type="string">
            <text:p>prd</text:p>
          </table:table-cell>
          <table:table-cell office:value-type="string">
            <text:p>df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prd</text:p>
          </table:table-cell>
          <table:table-cell office:value-type="string">
            <text:p>df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Döring Casar Federico</text:p>
          </table:table-cell>
          <table:table-cell office:value-type="string">
            <text:p>pan</text:p>
          </table:table-cell>
          <table:table-cell office:value-type="string">
            <text:p>df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pan</text:p>
          </table:table-cell>
          <table:table-cell office:value-type="string">
            <text:p>df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Dorador Pérez Gavilán Rodolfo</text:p>
          </table:table-cell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pan</text:p>
          </table:table-cell>
          <table:table-cell office:value-type="string">
            <text:p>d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Galván Rivas Andrés</text:p>
          </table:table-cell>
          <table:table-cell office:value-type="string">
            <text:p>pan</text:p>
          </table:table-cell>
          <table:table-cell office:value-type="string">
            <text:p>d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pan</text:p>
          </table:table-cell>
          <table:table-cell office:value-type="string">
            <text:p>d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string">
            <text:p>Pacheco Rodríguez Ricardo Fidel</text:p>
          </table:table-cell>
          <table:table-cell office:value-type="string">
            <text:p>pri</text:p>
          </table:table-cell>
          <table:table-cell office:value-type="string">
            <text:p>d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pri</text:p>
          </table:table-cell>
          <table:table-cell office:value-type="string">
            <text:p>d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string">
            <text:p>Andrade Quezada Humberto</text:p>
          </table:table-cell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pan</text:p>
          </table:table-cell>
          <table:table-cell office:value-type="string">
            <text:p>g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Villarreal García Luis Alberto</text:p>
          </table:table-cell>
          <table:table-cell office:value-type="string">
            <text:p>pan</text:p>
          </table:table-cell>
          <table:table-cell office:value-type="string">
            <text:p>g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pan</text:p>
          </table:table-cell>
          <table:table-cell office:value-type="string">
            <text:p>g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string">
            <text:p>Arroyo Vieyra Francisco Agustín</text:p>
          </table:table-cell>
          <table:table-cell office:value-type="string">
            <text:p>pri</text:p>
          </table:table-cell>
          <table:table-cell office:value-type="string">
            <text:p>gu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pri</text:p>
          </table:table-cell>
          <table:table-cell office:value-type="string">
            <text:p>gu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string">
            <text:p>Jiménez Rumbo David</text:p>
          </table:table-cell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prd</text:p>
          </table:table-cell>
          <table:table-cell office:value-type="string">
            <text:p>g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string">
            <text:p>Mazón Alonso Lázaro</text:p>
          </table:table-cell>
          <table:table-cell office:value-type="string">
            <text:p>prd</text:p>
          </table:table-cell>
          <table:table-cell office:value-type="string">
            <text:p>g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prd</text:p>
          </table:table-cell>
          <table:table-cell office:value-type="string">
            <text:p>g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string">
            <text:p>Aguirre Rivero Ángel Heladio</text:p>
          </table:table-cell>
          <table:table-cell office:value-type="string">
            <text:p>pri</text:p>
          </table:table-cell>
          <table:table-cell office:value-type="string">
            <text:p>g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64">
            <text:p>164</text:p>
          </table:table-cell>
          <table:table-cell office:value-type="string">
            <text:p>Alvarado García Antelmo</text:p>
          </table:table-cell>
          <table:table-cell office:value-type="string">
            <text:p>pri</text:p>
          </table:table-cell>
          <table:table-cell office:value-type="string">
            <text:p>g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Guadarrama Márquez José</text:p>
          </table:table-cell>
          <table:table-cell office:value-type="string">
            <text:p>prd</text:p>
          </table:table-cell>
          <table:table-cell office:value-type="string">
            <text:p>h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prd</text:p>
          </table:table-cell>
          <table:table-cell office:value-type="string">
            <text:p>h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string">
            <text:p>Berganza Escorza Francisco Xavier</text:p>
          </table:table-cell>
          <table:table-cell office:value-type="string">
            <text:p>conve</text:p>
          </table:table-cell>
          <table:table-cell office:value-type="string">
            <text:p>h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conve</text:p>
          </table:table-cell>
          <table:table-cell office:value-type="string">
            <text:p>h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string">
            <text:p>Murillo Karam Jesús</text:p>
          </table:table-cell>
          <table:table-cell office:value-type="string">
            <text:p>pri</text:p>
          </table:table-cell>
          <table:table-cell office:value-type="string">
            <text:p>hgo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67">
            <text:p>167</text:p>
          </table:table-cell>
          <table:table-cell office:value-type="string">
            <text:p>Pedraza Martínez Roberto</text:p>
          </table:table-cell>
          <table:table-cell office:value-type="string">
            <text:p>pri</text:p>
          </table:table-cell>
          <table:table-cell office:value-type="string">
            <text:p>hgo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string">
            <text:p>Cárdenas Jiménez Alberto</text:p>
          </table:table-cell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pan</text:p>
          </table:table-cell>
          <table:table-cell office:value-type="string">
            <text:p>ja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string">
            <text:p>Pérez Plazola Héctor</text:p>
          </table:table-cell>
          <table:table-cell office:value-type="string">
            <text:p>pan</text:p>
          </table:table-cell>
          <table:table-cell office:value-type="string">
            <text:p>ja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pan</text:p>
          </table:table-cell>
          <table:table-cell office:value-type="string">
            <text:p>ja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string">
            <text:p>Hernández García Ramiro</text:p>
          </table:table-cell>
          <table:table-cell office:value-type="string">
            <text:p>pri</text:p>
          </table:table-cell>
          <table:table-cell office:value-type="string">
            <text:p>ja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pri</text:p>
          </table:table-cell>
          <table:table-cell office:value-type="string">
            <text:p>ja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string">
            <text:p>Polevnsky Gurwitz Yeidckol</text:p>
          </table:table-cell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71">
            <text:p>171</text:p>
          </table:table-cell>
          <table:table-cell office:value-type="string">
            <text:p>Hernández González Maurilio</text:p>
          </table:table-cell>
          <table:table-cell office:value-type="string">
            <text:p>prd</text:p>
          </table:table-cell>
          <table:table-cell office:value-type="string">
            <text:p>me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string">
            <text:p>Bautista López Héctor Miguel</text:p>
          </table:table-cell>
          <table:table-cell office:value-type="string">
            <text:p>prd</text:p>
          </table:table-cell>
          <table:table-cell office:value-type="string">
            <text:p>me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prd</text:p>
          </table:table-cell>
          <table:table-cell office:value-type="string">
            <text:p>me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string">
            <text:p>Ramírez Nuñez Ulises</text:p>
          </table:table-cell>
          <table:table-cell office:value-type="string">
            <text:p>pan</text:p>
          </table:table-cell>
          <table:table-cell office:value-type="string">
            <text:p>me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pan</text:p>
          </table:table-cell>
          <table:table-cell office:value-type="string">
            <text:p>me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string">
            <text:p>Godoy Rangel Leonel</text:p>
          </table:table-cell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74">
            <text:p>174</text:p>
          </table:table-cell>
          <table:table-cell office:value-type="string">
            <text:p>Garibay García J.Jesús</text:p>
          </table:table-cell>
          <table:table-cell office:value-type="string">
            <text:p>prd</text:p>
          </table:table-cell>
          <table:table-cell office:value-type="string">
            <text:p>mi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string">
            <text:p>Aureoles Conejo Silvano</text:p>
          </table:table-cell>
          <table:table-cell office:value-type="string">
            <text:p>prd</text:p>
          </table:table-cell>
          <table:table-cell office:value-type="string">
            <text:p>mi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prd</text:p>
          </table:table-cell>
          <table:table-cell office:value-type="string">
            <text:p>mi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string">
            <text:p>Cortés Mendoza Marko Antonio</text:p>
          </table:table-cell>
          <table:table-cell office:value-type="string">
            <text:p>pan</text:p>
          </table:table-cell>
          <table:table-cell office:value-type="string">
            <text:p>mi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pan</text:p>
          </table:table-cell>
          <table:table-cell office:value-type="string">
            <text:p>mi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string">
            <text:p>Rivera Pérez Adrián</text:p>
          </table:table-cell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pan</text:p>
          </table:table-cell>
          <table:table-cell office:value-type="string">
            <text:p>mo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string">
            <text:p>Rivera Cisneros Martha Leticia</text:p>
          </table:table-cell>
          <table:table-cell office:value-type="string">
            <text:p>pan</text:p>
          </table:table-cell>
          <table:table-cell office:value-type="string">
            <text:p>mo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pan</text:p>
          </table:table-cell>
          <table:table-cell office:value-type="string">
            <text:p>mo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1">
            <text:p>51</text:p>
          </table:table-cell>
          <table:table-cell office:value-type="string">
            <text:p>Ramírez Garrido Abreu Graco</text:p>
          </table:table-cell>
          <table:table-cell office:value-type="string">
            <text:p>prd</text:p>
          </table:table-cell>
          <table:table-cell office:value-type="string">
            <text:p>mo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prd</text:p>
          </table:table-cell>
          <table:table-cell office:value-type="string">
            <text:p>mo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string">
            <text:p>Mejía González Raúl José</text:p>
          </table:table-cell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pri</text:p>
          </table:table-cell>
          <table:table-cell office:value-type="string">
            <text:p>nay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string">
            <text:p>Montenegro Ibarra Gerardo</text:p>
          </table:table-cell>
          <table:table-cell office:value-type="string">
            <text:p>pri</text:p>
          </table:table-cell>
          <table:table-cell office:value-type="string">
            <text:p>nay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pri</text:p>
          </table:table-cell>
          <table:table-cell office:value-type="string">
            <text:p>nay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string">
            <text:p>Castellón Fonseca Guadalupe Francisco Javier</text:p>
          </table:table-cell>
          <table:table-cell office:value-type="string">
            <text:p>prd</text:p>
          </table:table-cell>
          <table:table-cell office:value-type="string">
            <text:p>nay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prd</text:p>
          </table:table-cell>
          <table:table-cell office:value-type="string">
            <text:p>nay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string">
            <text:p>Elizondo Barragán Fernando</text:p>
          </table:table-cell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office:value-type="string">
            <text:p>Ortiz Salinas Luis David</text:p>
          </table:table-cell>
          <table:table-cell office:value-type="string">
            <text:p>pan</text:p>
          </table:table-cell>
          <table:table-cell office:value-type="string">
            <text:p>n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string">
            <text:p>Díaz Delgado Blanca Judith</text:p>
          </table:table-cell>
          <table:table-cell office:value-type="string">
            <text:p>pan</text:p>
          </table:table-cell>
          <table:table-cell office:value-type="string">
            <text:p>n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pan</text:p>
          </table:table-cell>
          <table:table-cell office:value-type="string">
            <text:p>n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string">
            <text:p>Cantú Segovia Eloy</text:p>
          </table:table-cell>
          <table:table-cell office:value-type="string">
            <text:p>pri</text:p>
          </table:table-cell>
          <table:table-cell office:value-type="string">
            <text:p>n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pri</text:p>
          </table:table-cell>
          <table:table-cell office:value-type="string">
            <text:p>nl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string">
            <text:p>Cué Monteagudo Gabino</text:p>
          </table:table-cell>
          <table:table-cell office:value-type="string">
            <text:p>conve</text:p>
          </table:table-cell>
          <table:table-cell office:value-type="string">
            <text:p>oa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86">
            <text:p>186</text:p>
          </table:table-cell>
          <table:table-cell office:value-type="string">
            <text:p>Gómez Nucamendi Ericel</text:p>
          </table:table-cell>
          <table:table-cell office:value-type="string">
            <text:p>conve</text:p>
          </table:table-cell>
          <table:table-cell office:value-type="string">
            <text:p>oa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string">
            <text:p>Jara Cruz Salomón</text:p>
          </table:table-cell>
          <table:table-cell office:value-type="string">
            <text:p>prd</text:p>
          </table:table-cell>
          <table:table-cell office:value-type="string">
            <text:p>oa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prd</text:p>
          </table:table-cell>
          <table:table-cell office:value-type="string">
            <text:p>oa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string">
            <text:p>Toledo Infanzón Adolfo</text:p>
          </table:table-cell>
          <table:table-cell office:value-type="string">
            <text:p>pri</text:p>
          </table:table-cell>
          <table:table-cell office:value-type="string">
            <text:p>oax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pri</text:p>
          </table:table-cell>
          <table:table-cell office:value-type="string">
            <text:p>oax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string">
            <text:p>Moreno Valle Rosas Rafael</text:p>
          </table:table-cell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string">
            <text:p>Jasso Valencia María del Rosario Leticia</text:p>
          </table:table-cell>
          <table:table-cell office:value-type="string">
            <text:p>pan</text:p>
          </table:table-cell>
          <table:table-cell office:value-type="string">
            <text:p>p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string">
            <text:p>Aguilar Coronado Marco Humberto</text:p>
          </table:table-cell>
          <table:table-cell office:value-type="string">
            <text:p>pan</text:p>
          </table:table-cell>
          <table:table-cell office:value-type="string">
            <text:p>p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pan</text:p>
          </table:table-cell>
          <table:table-cell office:value-type="string">
            <text:p>p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string">
            <text:p>Morales Flores Melquíades</text:p>
          </table:table-cell>
          <table:table-cell office:value-type="string">
            <text:p>pri</text:p>
          </table:table-cell>
          <table:table-cell office:value-type="string">
            <text:p>p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pri</text:p>
          </table:table-cell>
          <table:table-cell office:value-type="string">
            <text:p>p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64">
            <text:p>64</text:p>
          </table:table-cell>
          <table:table-cell office:value-type="string">
            <text:p>Tamborrel Suárez Guillermo Enrique Marcos</text:p>
          </table:table-cell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pan</text:p>
          </table:table-cell>
          <table:table-cell office:value-type="string">
            <text:p>q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string">
            <text:p>Nava Bolaños Eduardo Tomás</text:p>
          </table:table-cell>
          <table:table-cell office:value-type="string">
            <text:p>pan</text:p>
          </table:table-cell>
          <table:table-cell office:value-type="string">
            <text:p>q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pan</text:p>
          </table:table-cell>
          <table:table-cell office:value-type="string">
            <text:p>q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office:value-type="string">
            <text:p>Calzada Rovirosa José Eduardo</text:p>
          </table:table-cell>
          <table:table-cell office:value-type="string">
            <text:p>pri</text:p>
          </table:table-cell>
          <table:table-cell office:value-type="string">
            <text:p>que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pri</text:p>
          </table:table-cell>
          <table:table-cell office:value-type="string">
            <text:p>que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67">
            <text:p>67</text:p>
          </table:table-cell>
          <table:table-cell office:value-type="string">
            <text:p>Joaquín Coldwell Pedro</text:p>
          </table:table-cell>
          <table:table-cell office:value-type="string">
            <text:p>pri</text:p>
          </table:table-cell>
          <table:table-cell office:value-type="string">
            <text:p>qui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pri</text:p>
          </table:table-cell>
          <table:table-cell office:value-type="string">
            <text:p>qui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68">
            <text:p>68</text:p>
          </table:table-cell>
          <table:table-cell office:value-type="string">
            <text:p>Menchaca Castellanos Ludivina</text:p>
          </table:table-cell>
          <table:table-cell office:value-type="string">
            <text:p>pvem</text:p>
          </table:table-cell>
          <table:table-cell office:value-type="string">
            <text:p>qui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pvem</text:p>
          </table:table-cell>
          <table:table-cell office:value-type="string">
            <text:p>qui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69">
            <text:p>69</text:p>
          </table:table-cell>
          <table:table-cell office:value-type="string">
            <text:p>García Zalvidea José Luis Máximo</text:p>
          </table:table-cell>
          <table:table-cell office:value-type="string">
            <text:p>prd</text:p>
          </table:table-cell>
          <table:table-cell office:value-type="string">
            <text:p>qui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prd</text:p>
          </table:table-cell>
          <table:table-cell office:value-type="string">
            <text:p>qui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string">
            <text:p>Zapata Perogordo José Alejandro</text:p>
          </table:table-cell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pan</text:p>
          </table:table-cell>
          <table:table-cell office:value-type="string">
            <text:p>sa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string">
            <text:p>Govea Arcos Eugenio Guadalupe</text:p>
          </table:table-cell>
          <table:table-cell office:value-type="string">
            <text:p>pan</text:p>
          </table:table-cell>
          <table:table-cell office:value-type="string">
            <text:p>sa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an</text:p>
          </table:table-cell>
          <table:table-cell office:value-type="string">
            <text:p>sa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string">
            <text:p>Jiménez Macías Carlos</text:p>
          </table:table-cell>
          <table:table-cell office:value-type="string">
            <text:p>pri</text:p>
          </table:table-cell>
          <table:table-cell office:value-type="string">
            <text:p>sa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pri</text:p>
          </table:table-cell>
          <table:table-cell office:value-type="string">
            <text:p>sa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office:value-type="string">
            <text:p>Labastida Ochoa Francisco</text:p>
          </table:table-cell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pri</text:p>
          </table:table-cell>
          <table:table-cell office:value-type="string">
            <text:p>si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74">
            <text:p>74</text:p>
          </table:table-cell>
          <table:table-cell office:value-type="string">
            <text:p>López Valdez Mario</text:p>
          </table:table-cell>
          <table:table-cell office:value-type="string">
            <text:p>pri</text:p>
          </table:table-cell>
          <table:table-cell office:value-type="string">
            <text:p>si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pri</text:p>
          </table:table-cell>
          <table:table-cell office:value-type="string">
            <text:p>si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string">
            <text:p>Félix Guerra Heriberto</text:p>
          </table:table-cell>
          <table:table-cell office:value-type="string">
            <text:p>pan</text:p>
          </table:table-cell>
          <table:table-cell office:value-type="string">
            <text:p>si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pan</text:p>
          </table:table-cell>
          <table:table-cell office:value-type="string">
            <text:p>si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76">
            <text:p>76</text:p>
          </table:table-cell>
          <table:table-cell office:value-type="string">
            <text:p>Padrés Elías Guillermo</text:p>
          </table:table-cell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204">
            <text:p>204</text:p>
          </table:table-cell>
          <table:table-cell office:value-type="string">
            <text:p>Larios Gaxiola Emma Lucía</text:p>
          </table:table-cell>
          <table:table-cell office:value-type="string">
            <text:p>pan</text:p>
          </table:table-cell>
          <table:table-cell office:value-type="string">
            <text:p>s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77">
            <text:p>77</text:p>
          </table:table-cell>
          <table:table-cell office:value-type="string">
            <text:p>Castelo Parada Javier</text:p>
          </table:table-cell>
          <table:table-cell office:value-type="string">
            <text:p>pan</text:p>
          </table:table-cell>
          <table:table-cell office:value-type="string">
            <text:p>so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pan</text:p>
          </table:table-cell>
          <table:table-cell office:value-type="string">
            <text:p>s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8">
            <text:p>78</text:p>
          </table:table-cell>
          <table:table-cell office:value-type="string">
            <text:p>Elías Serrano Alfonso</text:p>
          </table:table-cell>
          <table:table-cell office:value-type="string">
            <text:p>pri</text:p>
          </table:table-cell>
          <table:table-cell office:value-type="string">
            <text:p>son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pri</text:p>
          </table:table-cell>
          <table:table-cell office:value-type="string">
            <text:p>son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79">
            <text:p>79</text:p>
          </table:table-cell>
          <table:table-cell office:value-type="string">
            <text:p>Nuñez Jiménez Arturo</text:p>
          </table:table-cell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prd</text:p>
          </table:table-cell>
          <table:table-cell office:value-type="string">
            <text:p>tab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80">
            <text:p>80</text:p>
          </table:table-cell>
          <table:table-cell office:value-type="string">
            <text:p>López Hernández Rosalinda</text:p>
          </table:table-cell>
          <table:table-cell office:value-type="string">
            <text:p>prd</text:p>
          </table:table-cell>
          <table:table-cell office:value-type="string">
            <text:p>tab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prd</text:p>
          </table:table-cell>
          <table:table-cell office:value-type="string">
            <text:p>tab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 office:value-type="string">
            <text:p>Herrera León Francisco</text:p>
          </table:table-cell>
          <table:table-cell office:value-type="string">
            <text:p>pri</text:p>
          </table:table-cell>
          <table:table-cell office:value-type="string">
            <text:p>tab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pri</text:p>
          </table:table-cell>
          <table:table-cell office:value-type="string">
            <text:p>tab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string">
            <text:p>Sacramento Garza José Julián</text:p>
          </table:table-cell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pan</text:p>
          </table:table-cell>
          <table:table-cell office:value-type="string">
            <text:p>t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string">
            <text:p>Galván Garza Alejandro</text:p>
          </table:table-cell>
          <table:table-cell office:value-type="string">
            <text:p>pan</text:p>
          </table:table-cell>
          <table:table-cell office:value-type="string">
            <text:p>t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pan</text:p>
          </table:table-cell>
          <table:table-cell office:value-type="string">
            <text:p>t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string">
            <text:p>Gómez Tueme Amira Griselda</text:p>
          </table:table-cell>
          <table:table-cell office:value-type="string">
            <text:p>pri</text:p>
          </table:table-cell>
          <table:table-cell office:value-type="string">
            <text:p>tam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pri</text:p>
          </table:table-cell>
          <table:table-cell office:value-type="string">
            <text:p>tam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85">
            <text:p>85</text:p>
          </table:table-cell>
          <table:table-cell office:value-type="string">
            <text:p>Sánchez Anaya Alfonso Abraham</text:p>
          </table:table-cell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prd</text:p>
          </table:table-cell>
          <table:table-cell office:value-type="string">
            <text:p>tl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86">
            <text:p>86</text:p>
          </table:table-cell>
          <table:table-cell office:value-type="string">
            <text:p>Hernández Ramos Minerva</text:p>
          </table:table-cell>
          <table:table-cell office:value-type="string">
            <text:p>prd</text:p>
          </table:table-cell>
          <table:table-cell office:value-type="string">
            <text:p>tl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prd</text:p>
          </table:table-cell>
          <table:table-cell office:value-type="string">
            <text:p>tl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string">
            <text:p>Peredo Aguilar Rosalía</text:p>
          </table:table-cell>
          <table:table-cell office:value-type="string">
            <text:p>pan</text:p>
          </table:table-cell>
          <table:table-cell office:value-type="string">
            <text:p>tl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pan</text:p>
          </table:table-cell>
          <table:table-cell office:value-type="string">
            <text:p>tl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string">
            <text:p>Delgado Dante</text:p>
          </table:table-cell>
          <table:table-cell office:value-type="string">
            <text:p>conve</text:p>
          </table:table-cell>
          <table:table-cell office:value-type="string">
            <text:p>ve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onve</text:p>
          </table:table-cell>
          <table:table-cell office:value-type="string">
            <text:p>ve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 office:value-type="string">
            <text:p>Herviz Reyez Arturo</text:p>
          </table:table-cell>
          <table:table-cell office:value-type="string">
            <text:p>prd</text:p>
          </table:table-cell>
          <table:table-cell office:value-type="string">
            <text:p>ve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prd</text:p>
          </table:table-cell>
          <table:table-cell office:value-type="string">
            <text:p>ve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string">
            <text:p>Bueno Torio Juan</text:p>
          </table:table-cell>
          <table:table-cell office:value-type="string">
            <text:p>pan</text:p>
          </table:table-cell>
          <table:table-cell office:value-type="string">
            <text:p>ver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pan</text:p>
          </table:table-cell>
          <table:table-cell office:value-type="string">
            <text:p>ver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string">
            <text:p>Zavala Peniche María Beatriz</text:p>
          </table:table-cell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219">
            <text:p>219</text:p>
          </table:table-cell>
          <table:table-cell office:value-type="string">
            <text:p>Laviada Molina Hugo Antonio</text:p>
          </table:table-cell>
          <table:table-cell office:value-type="string">
            <text:p>pan</text:p>
          </table:table-cell>
          <table:table-cell office:value-type="string">
            <text:p>yu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string">
            <text:p>Rodríguez y Pacheco Alfredo</text:p>
          </table:table-cell>
          <table:table-cell office:value-type="string">
            <text:p>pan</text:p>
          </table:table-cell>
          <table:table-cell office:value-type="string">
            <text:p>yu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pan</text:p>
          </table:table-cell>
          <table:table-cell office:value-type="string">
            <text:p>yu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93">
            <text:p>93</text:p>
          </table:table-cell>
          <table:table-cell office:value-type="string">
            <text:p>Ortega Pacheco Ivonne Aracelly</text:p>
          </table:table-cell>
          <table:table-cell office:value-type="string">
            <text:p>pri</text:p>
          </table:table-cell>
          <table:table-cell office:value-type="string">
            <text:p>yu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pri</text:p>
          </table:table-cell>
          <table:table-cell office:value-type="string">
            <text:p>yu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94">
            <text:p>94</text:p>
          </table:table-cell>
          <table:table-cell office:value-type="string">
            <text:p>Torres Mercado Tomás</text:p>
          </table:table-cell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prd</text:p>
          </table:table-cell>
          <table:table-cell office:value-type="string">
            <text:p>za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 office:value-type="string">
            <text:p>Mejía Haro Antonio</text:p>
          </table:table-cell>
          <table:table-cell office:value-type="string">
            <text:p>prd</text:p>
          </table:table-cell>
          <table:table-cell office:value-type="string">
            <text:p>za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prd</text:p>
          </table:table-cell>
          <table:table-cell office:value-type="string">
            <text:p>za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96">
            <text:p>96</text:p>
          </table:table-cell>
          <table:table-cell office:value-type="string">
            <text:p>Trejo Reyes José Isabel</text:p>
          </table:table-cell>
          <table:table-cell office:value-type="string">
            <text:p>pan</text:p>
          </table:table-cell>
          <table:table-cell office:value-type="string">
            <text:p>zac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pan</text:p>
          </table:table-cell>
          <table:table-cell office:value-type="string">
            <text:p>zac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97">
            <text:p>97</text:p>
          </table:table-cell>
          <table:table-cell office:value-type="string">
            <text:p>Creel Miranda Santiag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225">
            <text:p>225</text:p>
          </table:table-cell>
          <table:table-cell office:value-type="string">
            <text:p>Del Conde Ugarte Jaime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98">
            <text:p>98</text:p>
          </table:table-cell>
          <table:table-cell office:value-type="string">
            <text:p>García Cervantes Ricardo Francisc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99">
            <text:p>99</text:p>
          </table:table-cell>
          <table:table-cell office:value-type="string">
            <text:p>González Carrillo Adrian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100">
            <text:p>100</text:p>
          </table:table-cell>
          <table:table-cell office:value-type="string">
            <text:p>Ortuño Gurza María Teres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string">
            <text:p>Muñoz Gutiérrez Ramón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102">
            <text:p>102</text:p>
          </table:table-cell>
          <table:table-cell office:value-type="string">
            <text:p>González Morfin José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  <table:table-cell office:value-type="string">
            <text:p>Leal Angulo Augusto César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7">
            <text:p>207</text:p>
          </table:table-cell>
          <table:table-cell office:value-type="float" office:value="104">
            <text:p>104</text:p>
          </table:table-cell>
          <table:table-cell office:value-type="string">
            <text:p>Torres Origel Ricardo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string">
            <text:p>Ruiz del Rincón Gabriela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1">
            <text:p>211</text:p>
          </table:table-cell>
          <table:table-cell office:value-type="float" office:value="106">
            <text:p>106</text:p>
          </table:table-cell>
          <table:table-cell office:value-type="string">
            <text:p>Alonso Díaz Caneja Ángel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3">
            <text:p>213</text:p>
          </table:table-cell>
          <table:table-cell office:value-type="float" office:value="107">
            <text:p>107</text:p>
          </table:table-cell>
          <table:table-cell office:value-type="string">
            <text:p>Ocejo Moreno Jorge Andrés</text:p>
          </table:table-cell>
          <table:table-cell office:value-type="string">
            <text:p>pan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pan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string">
            <text:p>Green Macías Rosario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109">
            <text:p>109</text:p>
          </table:table-cell>
          <table:table-cell office:value-type="string">
            <text:p>Beltrones Rivera Manlio Fabio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 office:value-type="string">
            <text:p>Escobar y Vega Arturo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111">
            <text:p>111</text:p>
          </table:table-cell>
          <table:table-cell office:value-type="string">
            <text:p>Moreno Uriegas María de los Ángele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112">
            <text:p>112</text:p>
          </table:table-cell>
          <table:table-cell office:value-type="string">
            <text:p>Ortega Fajardo María Irma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string">
            <text:p>no hay indicios de que haya jurado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string">
            <text:p>Orozco Gómez Javier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string">
            <text:p>Mendoza Garza Jorge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114">
            <text:p>114</text:p>
          </table:table-cell>
          <table:table-cell office:value-type="string">
            <text:p>Agundis Arias Francisco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29">
            <text:p>229</text:p>
          </table:table-cell>
          <table:table-cell office:value-type="float" office:value="115">
            <text:p>115</text:p>
          </table:table-cell>
          <table:table-cell office:value-type="string">
            <text:p>Aguilar García Gabriela</text:p>
          </table:table-cell>
          <table:table-cell office:value-type="string">
            <text:p>pvem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pvem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office:value-type="float" office:value="116">
            <text:p>116</text:p>
          </table:table-cell>
          <table:table-cell office:value-type="string">
            <text:p>Ramírez López Heladio Elía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float" office:value="117">
            <text:p>117</text:p>
          </table:table-cell>
          <table:table-cell office:value-type="string">
            <text:p>Aceves del Olmo Carlos</text:p>
          </table:table-cell>
          <table:table-cell office:value-type="string">
            <text:p>pri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pri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office:value-type="float" office:value="118">
            <text:p>118</text:p>
          </table:table-cell>
          <table:table-cell office:value-type="string">
            <text:p>Ybarra de la Garza Rosario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7">
            <text:p>237</text:p>
          </table:table-cell>
          <table:table-cell office:value-type="float" office:value="119">
            <text:p>119</text:p>
          </table:table-cell>
          <table:table-cell office:value-type="string">
            <text:p>Navarrete Ruiz Carlos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39">
            <text:p>239</text:p>
          </table:table-cell>
          <table:table-cell office:value-type="float" office:value="120">
            <text:p>120</text:p>
          </table:table-cell>
          <table:table-cell office:value-type="string">
            <text:p>Anaya Gutiérrez Alberto</text:p>
          </table:table-cell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pt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1">
            <text:p>241</text:p>
          </table:table-cell>
          <table:table-cell office:value-type="float" office:value="121">
            <text:p>121</text:p>
          </table:table-cell>
          <table:table-cell office:value-type="string">
            <text:p>Rojo e Inchaustegui María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  <table:table-cell office:value-type="string">
            <text:p>Monreal Ávila Ricardo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  <table:table-cell office:value-type="string">
            <text:p>Walton Aburto Luis</text:p>
          </table:table-cell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/>
          <table:table-cell office:value-type="string">
            <text:p>conve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7">
            <text:p>247</text:p>
          </table:table-cell>
          <table:table-cell office:value-type="float" office:value="124">
            <text:p>124</text:p>
          </table:table-cell>
          <table:table-cell office:value-type="string">
            <text:p>González Yañez Alejandro</text:p>
          </table:table-cell>
          <table:table-cell office:value-type="string">
            <text:p>pt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pt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49">
            <text:p>249</text:p>
          </table:table-cell>
          <table:table-cell office:value-type="float" office:value="125">
            <text:p>125</text:p>
          </table:table-cell>
          <table:table-cell office:value-type="string">
            <text:p>Sotelo García Carlos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1">
            <text:p>251</text:p>
          </table:table-cell>
          <table:table-cell office:value-type="float" office:value="126">
            <text:p>126</text:p>
          </table:table-cell>
          <table:table-cell office:value-type="string">
            <text:p>Corichi García Claudia Sofía</text:p>
          </table:table-cell>
          <table:table-cell office:value-type="string">
            <text:p>prd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prd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3">
            <text:p>253</text:p>
          </table:table-cell>
          <table:table-cell office:value-type="float" office:value="127">
            <text:p>127</text:p>
          </table:table-cell>
          <table:table-cell office:value-type="string">
            <text:p>Lobato Campos José Luis</text:p>
          </table:table-cell>
          <table:table-cell office:value-type="string">
            <text:p>conve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onve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office:value-type="string">
            <text:p>Ochoa Guzmán Rafael</text:p>
          </table:table-cell>
          <table:table-cell office:value-type="string">
            <text:p>panal</text:p>
          </table:table-cell>
          <table:table-cell office:value-type="string">
            <text:p>zzlista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6"/>
          <table:table-cell office:value-type="float" office:value="0">
            <text:p>0</text:p>
          </table:table-cell>
          <table:table-cell/>
        </table:table-row>
        <table:table-row table:style-name="ro3">
          <table:table-cell table:number-columns-repeated="2" office:value-type="float" office:value="256">
            <text:p>256</text:p>
          </table:table-cell>
          <table:table-cell/>
          <table:table-cell office:value-type="string">
            <text:p>panal</text:p>
          </table:table-cell>
          <table:table-cell office:value-type="string">
            <text:p>zzlista</text:p>
          </table:table-cell>
          <table:table-cell table:number-columns-repeated="9"/>
          <table:table-cell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P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7T11:38:09</meta:creation-date>
    <dc:date>2014-08-07T15:11:15</dc:date>
    <dc:creator>Eric Magar</dc:creator>
    <meta:editing-duration>PT1H39M7S</meta:editing-duration>
    <meta:editing-cycles>21</meta:editing-cycles>
    <meta:generator>LibreOffice/3.5$Linux_X86_64 LibreOffice_project/350m1$Build-2</meta:generator>
    <meta:document-statistic meta:table-count="3" meta:cell-count="1830" meta:object-count="0"/>
  </office:meta>
</office:document-meta>
</file>